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Narrow" svg:font-family="'Arial Narrow'" style:font-family-generic="swiss"/>
    <style:font-face style:name="CMU Typewriter Text" svg:font-family="'CMU Typewriter Text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Narrow" officeooo:rsid="00068c8b" officeooo:paragraph-rsid="00068c8b"/>
    </style:style>
    <style:style style:name="P2" style:family="paragraph" style:parent-style-name="Standard">
      <style:paragraph-properties fo:text-align="center" style:justify-single-word="false"/>
      <style:text-properties style:font-name="Arial Narrow" fo:font-size="15pt" fo:font-weight="bold" officeooo:rsid="00068c8b" officeooo:paragraph-rsid="00068c8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 Narrow" fo:font-size="11pt" fo:font-weight="normal" officeooo:rsid="00068c8b" officeooo:paragraph-rsid="0012c9bf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2c9b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4448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1pt" fo:font-weight="normal" officeooo:rsid="0012c9bf" officeooo:paragraph-rsid="0015180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1pt" fo:font-weight="normal" officeooo:rsid="0013d1a3" officeooo:paragraph-rsid="0013d1a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 Narrow" fo:font-size="11pt" fo:font-weight="normal" officeooo:rsid="0014448c" officeooo:paragraph-rsid="0014448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11pt" fo:font-weight="normal" officeooo:rsid="00151801" officeooo:paragraph-rsid="0015180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 Narrow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 Narrow" officeooo:rsid="0012c9bf" officeooo:paragraph-rsid="0012c9bf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Arial Narrow" fo:font-size="11pt" fo:font-weight="normal" officeooo:rsid="0012c9bf" officeooo:paragraph-rsid="0015180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CMU Typewriter Text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74936" officeooo:paragraph-rsid="0017493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8d977" officeooo:paragraph-rsid="0018d97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1pt" fo:font-weight="normal" officeooo:rsid="00191153" officeooo:paragraph-rsid="00191153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 Narrow" fo:font-size="11pt" fo:font-weight="normal" officeooo:rsid="0013d1a3" officeooo:paragraph-rsid="0013d1a3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Arial Narrow" fo:font-size="11pt" fo:font-weight="normal" officeooo:rsid="0012c9bf" officeooo:paragraph-rsid="0013d1a3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1a3" style:font-weight-asian="bold" style:font-weight-complex="bold"/>
    </style:style>
    <style:style style:name="T3" style:family="text">
      <style:text-properties officeooo:rsid="001242fa"/>
    </style:style>
    <style:style style:name="T4" style:family="text">
      <style:text-properties officeooo:rsid="0012c9bf"/>
    </style:style>
    <style:style style:name="T5" style:family="text">
      <style:text-properties officeooo:rsid="0013d1a3"/>
    </style:style>
    <style:style style:name="T6" style:family="text">
      <style:text-properties officeooo:rsid="00151801"/>
    </style:style>
    <style:style style:name="T7" style:family="text">
      <style:text-properties officeooo:rsid="00155008"/>
    </style:style>
    <style:style style:name="T8" style:family="text">
      <style:text-properties officeooo:rsid="00188bff"/>
    </style:style>
    <style:style style:name="T9" style:family="text">
      <style:text-properties officeooo:rsid="0019115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ae0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Διαχείριση Δικτύων – Ευφυή Δίκτυα</text:p>
      <text:p text:style-name="P2"/>
      <text:p text:style-name="P2"/>
      <text:p text:style-name="P2"><text:span text:style-name="T3">3</text:span>η Ομάδα Ασκήσεων</text:p>
      <text:p text:style-name="P1"/>
      <text:p text:style-name="P1"/>
      <text:p text:style-name="P1"/>
      <text:p text:style-name="P1">Αλέξανδρος Μαυρογιάννης</text:p>
      <text:p text:style-name="P1">Αριστοτέλης Πανάρας</text:p>
      <text:p text:style-name="P1"/>
      <text:p text:style-name="P11">Απαντήσεις</text:p>
      <text:p text:style-name="P11"/>
      <text:p text:style-name="P3"><text:span text:style-name="T2">1) </text:span><text:span text:style-name="T5">a) Ο ulysses επέστρεψε, εκτός απο την IP του danaos.cslab.ntua.gr, το CNAME entry που ορίζει το alias danaos.cslab.ntua.gr → danaos.cslab.ece.ntua.gr, τους Authoritative nameservers του domain cslab.ntua.gr, και τις IP αυτών των nameservers.</text:span></text:p>
      <text:p text:style-name="P3"><text:s text:c="4"/><text:span text:style-name="T5">b) <text:s/>Ναι, είναι οι:</text:span></text:p>
      <text:list xml:id="list6073473455476874816" text:style-name="L1">
        <text:list-item>
          <text:p text:style-name="P18">diomedes.noc.ntua.gr.</text:p>
        </text:list-item>
        <text:list-item>
          <text:p text:style-name="P18">danaos.cslab.ece.ntua.gr.</text:p>
        </text:list-item>
        <text:list-item>
          <text:p text:style-name="P18">scirouter.cslab.ece.ntua.gr.</text:p>
        </text:list-item>
        <text:list-item>
          <text:p text:style-name="P18">skiathos.cslab.ece.ntua.gr.</text:p>
        </text:list-item>
        <text:list-item>
          <text:p text:style-name="P18">ulysses.noc.ntua.gr.</text:p>
        </text:list-item>
        <text:list-item>
          <text:p text:style-name="P18">achilles.noc.ntua.gr.</text:p>
        </text:list-item>
      </text:list>
      <text:p text:style-name="P4"/>
      <text:p text:style-name="P7"><text:span text:style-name="T1">2)</text:span> Ο υπεύθυνος nameserver είναι ο <text:span text:style-name="T4">dolly.netmode.ece.ntua.gr. </text:span>Εκτός αυτής της πληροφορίας, στο SOA entry περιέχεται το TTL της εγγραφής και τα:</text:p>
      <text:list xml:id="list2178482898456187532" text:style-name="L2">
        <text:list-item>
          <text:p text:style-name="P17">Contact email: <text:span text:style-name="T4"><text:s/>root</text:span>@<text:span text:style-name="T4">dolly.netmode.ece.ntua.gr</text:span></text:p>
        </text:list-item>
        <text:list-item>
          <text:p text:style-name="P17">Serial Number: <text:span text:style-name="T4">2013112001 </text:span></text:p>
        </text:list-item>
        <text:list-item>
          <text:p text:style-name="P17">Refresh Time: <text:span text:style-name="T4">43200</text:span></text:p>
        </text:list-item>
        <text:list-item>
          <text:p text:style-name="P17">Retry Time: <text:span text:style-name="T4">3600</text:span></text:p>
        </text:list-item>
        <text:list-item>
          <text:p text:style-name="P17">Expiration Time: <text:span text:style-name="T4">345600</text:span></text:p>
        </text:list-item>
        <text:list-item>
          <text:p text:style-name="P17">Minimum TTL:<text:span text:style-name="T4"> 86400</text:span></text:p>
          <text:p text:style-name="P17"/>
        </text:list-item>
      </text:list>
      <text:p text:style-name="P7"><text:span text:style-name="T1">3)</text:span> Το host-name είναι <text:span text:style-name="T4">router.netmode.ece.ntua.gr. </text:span>Με βάση αυτό, μπορούμε να υποθέσουμε οτι η συγκεκριμένη διεύθυνση IP ανήκει σε κάποια συσκευή router.</text:p>
      <text:p text:style-name="P7"/>
      <text:p text:style-name="P7"><text:span text:style-name="T1">4)</text:span> <text:span text:style-name="T11">Καθώς τα IP assignments είναι ανεξάρτητα απο τα DNS records, είναι δυνατό να μην υπάρχει κανένα resource record για κάποια public IP.</text:span></text:p>
      <text:p text:style-name="P7"/>
      <text:p text:style-name="P8"><text:span text:style-name="T1">5)</text:span> Οι mailservers είναι οι: achilles.noc.ntua.gr, diomedes.noc.ntua.gr, ulysses.noc.ntua.gr. Σε σχέση με τα A-records, υπάρχει ενα επιπρόσθετο πεδίο που αποτελεί το priority ή preference του συγκεκριμένου record <text:span text:style-name="T9">και ορίζει τον πιο επιθυμητό προς χρήση server. Σε αυτή τη περίπτωση, το priority είναι το ίδιο, οπότε υπάρχει ενα round robin load balancing scheme.</text:span></text:p>
      <text:p text:style-name="P8"/>
      <text:p text:style-name="P8"><text:span text:style-name="T1">6)</text:span> Παρατηρούμε οτι υπάρχουν δυο εγγραφές, <text:span text:style-name="T4">194.30.193.52 </text:span>και <text:span text:style-name="T4">194.30.193.54. Όπως και με την ύπαρξη πολλαπλών MX records, τα πολλαπλά A record βοηθούν στην κατανομή κίνησης στο δίκτυο</text:span></text:p>
      <text:p text:style-name="P5"/>
      <text:p text:style-name="P9"><text:span text:style-name="T1">7)</text:span> a) Οι nameservers αναφέρονται λεπτομερώς στην επόμενη ενότητα, όπου περιέχεται το output του dig.</text:p>
      <text:p text:style-name="P9"><text:soft-page-break/><text:s text:c="4"/>b) Οι απαντήσεις ήρθαν διαδοχικά απο τους: <text:span text:style-name="T4">147.102.13.10, b.root-servers.net</text:span></text:p>
      <text:p text:style-name="P6">estia.ics.forth.gr <text:span text:style-name="T6">και</text:span> achilles.noc.ntua.gr.</text:p>
      <text:p text:style-name="P6"/>
      <text:p text:style-name="P9"><text:span text:style-name="T1">8)</text:span> Παρατηρούμε οτι στα queries προς τον dolly.netmode.ntua.gr το TTL δεν μειώνεται, ενώ προς τον achilles.noc.ntua.gr μειώνεται. Αυτό συμβαίνει γιατί ο dolly είναι ο authoritative nameserver του netmode.ntua.gr, και άρα <text:span text:style-name="T7">το TTL της εγγραφής ελέγχεται απο τον ίδιο. Επομένως, παραμένει πάντα στην μέγιστη τιμή του.</text:span></text:p>
      <text:p text:style-name="P6"/>
      <text:p text:style-name="P10"><text:span text:style-name="T1">9)</text:span> a) Θα μειώναμε σημαντικά το TTL του A-type record αρκετό καιρό πρίν την μεταφορά του web-site ώστε οι non-authoritative nameservers να πρέπει να ανανεώνουν τις cache τους τακτικά για την συγκεκριμένη εγγραφή. Έτσι, όταν γίνει η πραγματική μεταφορά, ελαχιστοποιείται το χρονικό διάστημα που το web-site δεν είναι διαθέσιμο.</text:p>
      <text:p text:style-name="P10"><text:s text:c="4"/>b) Το νέο Α-type record θα είναι ίδιο με το αρχικό, με την διαφορά οτι η IP θα είναι αυτή του νέου web-server.</text:p>
      <text:p text:style-name="P10"/>
      <text:p text:style-name="P10"><text:span text:style-name="T1">10)</text:span> Ακολουθεί ενα python script που πραγματοποιεί την συγκεκριμένη λειτουργία:</text:p>
      <text:p text:style-name="P13">from subprocess import check_output, CalledProcessError</text:p>
      <text:p text:style-name="P13">for i in range(255):</text:p>
      <text:p text:style-name="P13"><text:s text:c="4"/>ip = '147.102.13.' + str(i)</text:p>
      <text:p text:style-name="P13"><text:s text:c="4"/>try:</text:p>
      <text:p text:style-name="P13"><text:s text:c="8"/>proc = check_output(['host'] + [ip])</text:p>
      <text:p text:style-name="P13"><text:s text:c="8"/>print ip + ' ' + proc.split()[-1]</text:p>
      <text:p text:style-name="P13"><text:s text:c="4"/>except CalledProcessError:</text:p>
      <text:p text:style-name="P13"><text:s text:c="8"/>print ip + ' No PTR record found'</text:p>
      <text:p text:style-name="P12"/>
      <text:p text:style-name="P14">Εναλλακτικά, θα μπορούσαμε να πάρουμε το ίδιο αποτέλεσμα μέσω ενός full zone transfer στον authoritative nameserver του υποδικτύου, με την εντολή <text:span text:style-name="T10">“dig dolly.netmode.ntua.gr axfr”</text:span>. Παρ'όλα αυτά, χρειάζεται μια authorized IP απο τον nameserver για την πραγματοποίηση <text:span text:style-name="T9">ενός </text:span>AXFR transaction.</text:p>
      <text:p text:style-name="P14"/>
      <text:p text:style-name="P14"><text:span text:style-name="T1">11)</text:span> <text:span text:style-name="T8">a) Για τον hermes.cti.gr, υπάρχει το ακόλουθο record:</text:span></text:p>
      <text:p text:style-name="P15"><text:tab/><text:tab/>hermes.cti.gr. <text:s text:c="9"/>1092 <text:s text:c="3"/>\-AAAA <text:s/>;-$NXRRSET</text:p>
      <text:p text:style-name="P15"><text:tab/>Ουσιαστικά δηλώνει οτι δεν υπάρχει IPv6 record (No Such Resource Record Set)</text:p>
      <text:p text:style-name="P15"/>
      <text:p text:style-name="P15"><text:s text:c="7"/><text:span text:style-name="T9">b) Για την IP 109.242.111.157 υπάρχει παρακάτω PTR record:</text:span></text:p>
      <text:p text:style-name="P16"><text:tab/><text:tab/>157.111.242.109.in-addr.arpa. 69536 PTR adsl-157.109.242.111.tellas.gr</text:p>
      <text:p text:style-name="P16"/>
      <text:p text:style-name="P16"><text:s text:c="7"/>c) Ο blue.snd.edu.gr αποτελεί nameserver του 83.212.42.0/24 και έχει το ακόλουθο <text:tab/>Α record: </text:p>
      <text:p text:style-name="P16"><text:tab/><text:tab/>blue.snd.edu.gr. <text:s text:c="7"/>23645 <text:s text:c="2"/>A <text:s text:c="6"/>195.251.98.2</text:p>
      <text:p text:style-name="P16"/>
      <text:p text:style-name="P16"><text:s text:c="8"/>d) Για τον bender.papagou.gr υπάρχει το ακόλουθο entry:</text:p>
      <text:p text:style-name="P16"><text:tab/><text:tab/>bender.papagou.gr. <text:s text:c="5"/>1524 <text:s text:c="3"/>\-ANY <text:s text:c="2"/>;-$NXDOMAIN </text:p>
      <text:p text:style-name="P16"><text:tab/> <text:s/>Που δηλώνει οτι το domain δεν υπάρχει (Non-existant Domain)</text:p>
      <text:p text:style-name="P16"/>
      <text:p text:style-name="P16"><text:s text:c="8"/>e) Για το inria.fr, υπάρχει το παρακάτω record:</text:p>
      <text:p text:style-name="P16"><text:tab/><text:tab/>inria.fr. <text:s text:c="14"/>14846 <text:s text:c="2"/>MX <text:s text:c="5"/>10 mail1-smtp-roc.national.inria.fr.</text:p>
      <text:p text:style-name="P16"><text:s text:c="20"/><text:tab/><text:tab/><text:tab/> <text:s text:c="5"/>14846 <text:s text:c="2"/>MX <text:s text:c="5"/>10 mail2-smtp-roc.national.inria.fr.</text:p>
      <text:p text:style-name="P16"><text:tab/><text:tab/> <text:s text:c="25"/>14846 <text:s text:c="2"/>MX <text:s text:c="5"/>10 mail3-smtp-sop.national.inria.fr.</text:p>
      <text:p text:style-name="P16"><text:s text:c="22"/><text:tab/><text:tab/> <text:s text:c="5"/>14846 <text:s text:c="2"/>MX <text:s text:c="5"/>10 mail4-smtp-sop.national.inria.fr.</text:p>
      <text:p text:style-name="P16"><text:tab/> Έτσι, βλέπουμε οτι το domain inria.fr έχει 4 mail servers με το ίδιο preference.</text:p>
      <text:p text:style-name="P16"/>
      <text:p text:style-name="P16"><text:soft-page-break/><text:s text:c="8"/>f) Τέλος, παρατηρούμε οτι το <text:a xlink:type="simple" xlink:href="http://www.ert.gr/">www.ert.gr</text:a> αποτελεί alias στο www.ertonline.gr</text:p>
      <text:p text:style-name="P16"><text:tab/><text:tab/>www.ert.gr. <text:s text:c="12"/>18889 <text:s text:c="2"/>CNAME <text:s text:c="2"/>www.ertonline.gr.<text:tab/></text:p>
      <text:p text:style-name="P16"/>
      <text:p text:style-name="P16"/>
      <text:p text:style-name="P11">Results &amp; Outputs</text:p>
      <text:p text:style-name="P3"><text:tab/><text:span text:style-name="T4">Παρακάτω φαίνονται τα αποτελέσματα του εργαλείου dig για όσα ερωτήματα χρειάστηκε</text:span></text:p>
      <text:p text:style-name="P3">.<text:span text:style-name="T4">;;;;;;;;;;;;;;;;;;;;;;;;;;;;;;; erotima 1 ;;;;;;;;;;;;;;;;;;;;</text:span></text:p>
      <text:p text:style-name="P4">; &lt;&lt;&gt;&gt; DiG 9.6.2-P2 &lt;&lt;&gt;&gt; @ulysses.noc.ntua.gr danaos.cslab.ntua.gr A</text:p>
      <text:p text:style-name="P4">; (2 servers found)</text:p>
      <text:p text:style-name="P4">;; global options: +cmd</text:p>
      <text:p text:style-name="P4">;; Got answer:</text:p>
      <text:p text:style-name="P4">;; -&gt;&gt;HEADER&lt;&lt;- opcode: QUERY, status: NOERROR, id: 45597</text:p>
      <text:p text:style-name="P4">;; flags: qr aa rd ra; QUERY: 1, ANSWER: 2, AUTHORITY: 6, ADDITIONAL: 8</text:p>
      <text:p text:style-name="P4"/>
      <text:p text:style-name="P4">;; QUESTION SECTION:</text:p>
      <text:p text:style-name="P4">;danaos.cslab.ntua.gr.<text:tab/><text:tab/>IN<text:tab/>A</text:p>
      <text:p text:style-name="P4"/>
      <text:p text:style-name="P4">;; ANSWER SECTION:</text:p>
      <text:p text:style-name="P4">danaos.cslab.ntua.gr.<text:tab/>86400<text:tab/>IN<text:tab/>CNAME<text:tab/>danaos.cslab.ece.ntua.gr.</text:p>
      <text:p text:style-name="P4">danaos.cslab.ece.ntua.gr. 86400<text:tab/>IN<text:tab/>A<text:tab/>147.102.3.1</text:p>
      <text:p text:style-name="P4"/>
      <text:p text:style-name="P4">;; AUTHORITY SECTION:</text:p>
      <text:p text:style-name="P4">cslab.ece.ntua.gr.<text:tab/>86400<text:tab/>IN<text:tab/>NS<text:tab/>diomedes.noc.ntua.gr.</text:p>
      <text:p text:style-name="P4">cslab.ece.ntua.gr.<text:tab/>86400<text:tab/>IN<text:tab/>NS<text:tab/>danaos.cslab.ece.ntua.gr.</text:p>
      <text:p text:style-name="P4">cslab.ece.ntua.gr.<text:tab/>86400<text:tab/>IN<text:tab/>NS<text:tab/>scirouter.cslab.ece.ntua.gr.</text:p>
      <text:p text:style-name="P4">cslab.ece.ntua.gr.<text:tab/>86400<text:tab/>IN<text:tab/>NS<text:tab/>skiathos.cslab.ece.ntua.gr.</text:p>
      <text:p text:style-name="P4">cslab.ece.ntua.gr.<text:tab/>86400<text:tab/>IN<text:tab/>NS<text:tab/>ulysses.noc.ntua.gr.</text:p>
      <text:p text:style-name="P4">cslab.ece.ntua.gr.<text:tab/>86400<text:tab/>IN<text:tab/>NS<text:tab/>achilles.noc.ntua.gr.</text:p>
      <text:p text:style-name="P4"/>
      <text:p text:style-name="P4">;; ADDITIONAL SECTION:</text:p>
      <text:p text:style-name="P4">ulysses.noc.ntua.gr.<text:tab/>86400<text:tab/>IN<text:tab/>A<text:tab/>147.102.222.230</text:p>
      <text:p text:style-name="P4">ulysses.noc.ntua.gr.<text:tab/>86400<text:tab/>IN<text:tab/>AAAA<text:tab/>2001:648:2000:de::230</text:p>
      <text:p text:style-name="P4">achilles.noc.ntua.gr.<text:tab/>86400<text:tab/>IN<text:tab/>A<text:tab/>147.102.222.210</text:p>
      <text:p text:style-name="P4">achilles.noc.ntua.gr.<text:tab/>86400<text:tab/>IN<text:tab/>AAAA<text:tab/>2001:648:2000:de::210</text:p>
      <text:p text:style-name="P4">diomedes.noc.ntua.gr.<text:tab/>86400<text:tab/>IN<text:tab/>A<text:tab/>147.102.222.220</text:p>
      <text:p text:style-name="P4">diomedes.noc.ntua.gr.<text:tab/>86400<text:tab/>IN<text:tab/>AAAA<text:tab/>2001:648:2000:de::220</text:p>
      <text:p text:style-name="P4">skiathos.cslab.ece.ntua.gr. 86400 IN<text:tab/>A<text:tab/>147.102.3.40</text:p>
      <text:p text:style-name="P4">scirouter.cslab.ece.ntua.gr. 86400 IN<text:tab/>A<text:tab/>147.102.4.1</text:p>
      <text:p text:style-name="P4"/>
      <text:p text:style-name="P4">;; Query time: 1 msec</text:p>
      <text:p text:style-name="P4">;; SERVER: 147.102.222.230#53(147.102.222.230)</text:p>
      <text:p text:style-name="P4">;; WHEN: Sat Jan 25 17:59:54 2014</text:p>
      <text:p text:style-name="P4">;; MSG SIZE <text:s/>rcvd: 382</text:p>
      <text:p text:style-name="P4"/>
      <text:p text:style-name="P4"/>
      <text:p text:style-name="P4">;;;;;;;;;;;;;;;;;;;;;;;;;;;;;;; erotima 2 ;;;;;;;;;;;;;;;;;;;;;;;;;;;;;;;;;;;;;;;;;;;</text:p>
      <text:p text:style-name="P4">; &lt;&lt;&gt;&gt; DiG 9.6.2-P2 &lt;&lt;&gt;&gt; @ulysses.noc.ntua.gr netmode.ece.ntua.gr SOA</text:p>
      <text:p text:style-name="P4">; (2 servers found)</text:p>
      <text:p text:style-name="P4">;; global options: +cmd</text:p>
      <text:p text:style-name="P4">;; Got answer:</text:p>
      <text:p text:style-name="P4">;; -&gt;&gt;HEADER&lt;&lt;- opcode: QUERY, status: NOERROR, id: 5568</text:p>
      <text:p text:style-name="P4"><text:soft-page-break/>;; flags: qr aa rd ra; QUERY: 1, ANSWER: 1, AUTHORITY: 3, ADDITIONAL: 5</text:p>
      <text:p text:style-name="P4"/>
      <text:p text:style-name="P4">;; QUESTION SECTION:</text:p>
      <text:p text:style-name="P4">;netmode.ece.ntua.gr.<text:tab/><text:tab/>IN<text:tab/>SOA</text:p>
      <text:p text:style-name="P4"/>
      <text:p text:style-name="P4">;; ANSWER SECTION:</text:p>
      <text:p text:style-name="P4">netmode.ece.ntua.gr.<text:tab/>86400<text:tab/>IN<text:tab/>SOA<text:tab/>dolly.netmode.ece.ntua.gr. root.dolly.netmode.ece.ntua.gr. 2013112001 43200 3600 345600 86400</text:p>
      <text:p text:style-name="P4"/>
      <text:p text:style-name="P4">;; AUTHORITY SECTION:</text:p>
      <text:p text:style-name="P4">netmode.ece.ntua.gr.<text:tab/>86400<text:tab/>IN<text:tab/>NS<text:tab/>ulysses.noc.ntua.gr.</text:p>
      <text:p text:style-name="P4">netmode.ece.ntua.gr.<text:tab/>86400<text:tab/>IN<text:tab/>NS<text:tab/>achilles.noc.ntua.gr.</text:p>
      <text:p text:style-name="P4">netmode.ece.ntua.gr.<text:tab/>86400<text:tab/>IN<text:tab/>NS<text:tab/>dolly.netmode.ece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86400<text:tab/>IN<text:tab/>A<text:tab/>147.102.222.230</text:p>
      <text:p text:style-name="P4">ulysses.noc.ntua.gr.<text:tab/>86400<text:tab/>IN<text:tab/>AAAA<text:tab/>2001:648:2000:de::230</text:p>
      <text:p text:style-name="P4">achilles.noc.ntua.gr.<text:tab/>86400<text:tab/>IN<text:tab/>A<text:tab/>147.102.222.210</text:p>
      <text:p text:style-name="P4">achilles.noc.ntua.gr.<text:tab/>86400<text:tab/>IN<text:tab/>AAAA<text:tab/>2001:648:2000:de::210</text:p>
      <text:p text:style-name="P4"/>
      <text:p text:style-name="P4">;; Query time: 1 msec</text:p>
      <text:p text:style-name="P4">;; SERVER: 147.102.222.230#53(147.102.222.230)</text:p>
      <text:p text:style-name="P4">;; WHEN: Sat Jan 25 23:40:35 2014</text:p>
      <text:p text:style-name="P4">;; MSG SIZE <text:s/>rcvd: 251</text:p>
      <text:p text:style-name="P4"/>
      <text:p text:style-name="P4">;;;;;;;;;;;;;;;;;;;;;;;;;;;;;;;; erotima 3 ;;;;;;;;;;;;;;;;;;;;;;;;;;;;;;;;;;;;;;;;;;;;;</text:p>
      <text:p text:style-name="P4"/>
      <text:p text:style-name="P4"/>
      <text:p text:style-name="P4">; &lt;&lt;&gt;&gt; DiG 9.6.2-P2 &lt;&lt;&gt;&gt; @dolly.netmode.ntua.gr -x 147.102.13.200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176</text:p>
      <text:p text:style-name="P4">;; flags: qr aa rd ra; QUERY: 1, ANSWER: 1, AUTHORITY: 3, ADDITIONAL: 5</text:p>
      <text:p text:style-name="P4"/>
      <text:p text:style-name="P4">;; QUESTION SECTION:</text:p>
      <text:p text:style-name="P4">;200.13.102.147.in-addr.arpa.<text:tab/>IN<text:tab/>PTR</text:p>
      <text:p text:style-name="P4"/>
      <text:p text:style-name="P4">;; ANSWER SECTION:</text:p>
      <text:p text:style-name="P4">200.13.102.147.in-addr.arpa. 86400 IN<text:tab/>PTR<text:tab/>router.netmode.ece.ntua.gr.</text:p>
      <text:p text:style-name="P4"/>
      <text:p text:style-name="P4">;; AUTHORITY SECTION:</text:p>
      <text:p text:style-name="P4">13.102.147.in-addr.arpa. 86400<text:tab/>IN<text:tab/>NS<text:tab/>ulysses.noc.ntua.gr.</text:p>
      <text:p text:style-name="P4">13.102.147.in-addr.arpa. 86400<text:tab/>IN<text:tab/>NS<text:tab/>achilles.noc.ntua.gr.</text:p>
      <text:p text:style-name="P4">13.102.147.in-addr.arpa. 86400<text:tab/>IN<text:tab/>NS<text:tab/>dolly.netmode.ece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6001<text:tab/>IN<text:tab/>A<text:tab/>147.102.222.230</text:p>
      <text:p text:style-name="P4">ulysses.noc.ntua.gr.<text:tab/>64838<text:tab/>IN<text:tab/>AAAA<text:tab/>2001:648:2000:de::230</text:p>
      <text:p text:style-name="P4">achilles.noc.ntua.gr.<text:tab/>77057<text:tab/>IN<text:tab/>A<text:tab/>147.102.222.210</text:p>
      <text:p text:style-name="P4">achilles.noc.ntua.gr.<text:tab/>44879<text:tab/>IN<text:tab/>AAAA<text:tab/>2001:648:2000:de::210</text:p>
      <text:p text:style-name="P4"><text:soft-page-break/></text:p>
      <text:p text:style-name="P4">;; Query time: 0 msec</text:p>
      <text:p text:style-name="P4">;; SERVER: 147.102.13.10#53(147.102.13.10)</text:p>
      <text:p text:style-name="P4">;; WHEN: Sat Jan 25 23:43:27 2014</text:p>
      <text:p text:style-name="P4">;; MSG SIZE <text:s/>rcvd: 258</text:p>
      <text:p text:style-name="P4"/>
      <text:p text:style-name="P4"/>
      <text:p text:style-name="P4">;;;;;;;;;;;;;;;;;;;;;;;;;;;;; erotima 5 ;;;;;;;;;;;;;;;;;;;;;;;;;;;;;;;;</text:p>
      <text:p text:style-name="P4">; &lt;&lt;&gt;&gt; DiG 9.6.2-P2 &lt;&lt;&gt;&gt; @dolly.netmode.ntua.gr ntua.gr MX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59231</text:p>
      <text:p text:style-name="P4">;; flags: qr rd ra; QUERY: 1, ANSWER: 3, AUTHORITY: 5, ADDITIONAL: 10</text:p>
      <text:p text:style-name="P4"/>
      <text:p text:style-name="P4">;; QUESTION SECTION:</text:p>
      <text:p text:style-name="P4">;ntua.gr.<text:tab/><text:tab/><text:tab/>IN<text:tab/>MX</text:p>
      <text:p text:style-name="P4"/>
      <text:p text:style-name="P4">;; ANSWER SECTION:</text:p>
      <text:p text:style-name="P4">ntua.gr.<text:tab/><text:tab/>63910<text:tab/>IN<text:tab/>MX<text:tab/>20 achilles.noc.ntua.gr.</text:p>
      <text:p text:style-name="P4">ntua.gr.<text:tab/><text:tab/>63910<text:tab/>IN<text:tab/>MX<text:tab/>20 diomedes.noc.ntua.gr.</text:p>
      <text:p text:style-name="P4">ntua.gr.<text:tab/><text:tab/>63910<text:tab/>IN<text:tab/>MX<text:tab/>20 ulysses.noc.ntua.gr.</text:p>
      <text:p text:style-name="P4"/>
      <text:p text:style-name="P4">;; AUTHORITY SECTION:</text:p>
      <text:p text:style-name="P4">ntua.gr.<text:tab/><text:tab/>53599<text:tab/>IN<text:tab/>NS<text:tab/>sns0.grnet.gr.</text:p>
      <text:p text:style-name="P4">ntua.gr.<text:tab/><text:tab/>53599<text:tab/>IN<text:tab/>NS<text:tab/>achilles.noc.ntua.gr.</text:p>
      <text:p text:style-name="P4">ntua.gr.<text:tab/><text:tab/>53599<text:tab/>IN<text:tab/>NS<text:tab/>diomedes.noc.ntua.gr.</text:p>
      <text:p text:style-name="P4">ntua.gr.<text:tab/><text:tab/>53599<text:tab/>IN<text:tab/>NS<text:tab/>sns1.grnet.gr.</text:p>
      <text:p text:style-name="P4">ntua.gr.<text:tab/><text:tab/>53599<text:tab/>IN<text:tab/>NS<text:tab/>ulysses.noc.ntua.gr.</text:p>
      <text:p text:style-name="P4"/>
      <text:p text:style-name="P4">;; ADDITIONAL SECTION:</text:p>
      <text:p text:style-name="P4">achilles.noc.ntua.gr.<text:tab/>76240<text:tab/>IN<text:tab/>A<text:tab/>147.102.222.210</text:p>
      <text:p text:style-name="P4">achilles.noc.ntua.gr.<text:tab/>44062<text:tab/>IN<text:tab/>AAAA<text:tab/>2001:648:2000:de::210</text:p>
      <text:p text:style-name="P4">diomedes.noc.ntua.gr.<text:tab/>72212<text:tab/>IN<text:tab/>A<text:tab/>147.102.222.220</text:p>
      <text:p text:style-name="P4">diomedes.noc.ntua.gr.<text:tab/>32702<text:tab/>IN<text:tab/>AAAA<text:tab/>2001:648:2000:de::220</text:p>
      <text:p text:style-name="P4">ulysses.noc.ntua.gr.<text:tab/>35184<text:tab/>IN<text:tab/>A<text:tab/>147.102.222.230</text:p>
      <text:p text:style-name="P4">ulysses.noc.ntua.gr.<text:tab/>64021<text:tab/>IN<text:tab/>AAAA<text:tab/>2001:648:2000:de::230</text:p>
      <text:p text:style-name="P4">sns0.grnet.gr.<text:tab/><text:tab/>45960<text:tab/>IN<text:tab/>A<text:tab/>83.212.5.18</text:p>
      <text:p text:style-name="P4">sns0.grnet.gr.<text:tab/><text:tab/>366<text:tab/>IN<text:tab/>AAAA<text:tab/>2001:648:2ffc:111::2</text:p>
      <text:p text:style-name="P4">sns1.grnet.gr.<text:tab/><text:tab/>45960<text:tab/>IN<text:tab/>A<text:tab/>83.212.5.22</text:p>
      <text:p text:style-name="P4">sns1.grnet.gr.<text:tab/><text:tab/>70153<text:tab/>IN<text:tab/>AAAA<text:tab/>2001:648:2ffc:112::2</text:p>
      <text:p text:style-name="P4"/>
      <text:p text:style-name="P4">;; Query time: 1 msec</text:p>
      <text:p text:style-name="P4">;; SERVER: 147.102.13.10#53(147.102.13.10)</text:p>
      <text:p text:style-name="P4">;; WHEN: Sat Jan 25 23:57:04 2014</text:p>
      <text:p text:style-name="P4">;; MSG SIZE <text:s/>rcvd: 409</text:p>
      <text:p text:style-name="P4"/>
      <text:p text:style-name="P4">;;;;;;;;;;;;;;;;;;;;;;;;;;;;; erotima 6 ;;;;;;;;;;;;;;;;;;;;;;;;;;;;;;;;</text:p>
      <text:p text:style-name="P4"/>
      <text:p text:style-name="P4">; &lt;&lt;&gt;&gt; DiG 9.6.2-P2 &lt;&lt;&gt;&gt; @dolly.netmode.ntua.gr smtp.hol.gr A</text:p>
      <text:p text:style-name="P4">; (1 server found)</text:p>
      <text:p text:style-name="P4">;; global options: +cmd</text:p>
      <text:p text:style-name="P4">;; Got answer:</text:p>
      <text:p text:style-name="P4"><text:soft-page-break/>;; -&gt;&gt;HEADER&lt;&lt;- opcode: QUERY, status: NOERROR, id: 23328</text:p>
      <text:p text:style-name="P4">;; flags: qr rd ra; QUERY: 1, ANSWER: 2, AUTHORITY: 3, ADDITIONAL: 3</text:p>
      <text:p text:style-name="P4"/>
      <text:p text:style-name="P4">;; QUESTION SECTION:</text:p>
      <text:p text:style-name="P4">;smtp.hol.gr.<text:tab/><text:tab/><text:tab/>IN<text:tab/>A</text:p>
      <text:p text:style-name="P4"/>
      <text:p text:style-name="P4">;; ANSWER SECTION:</text:p>
      <text:p text:style-name="P4">smtp.hol.gr.<text:tab/><text:tab/>7175<text:tab/>IN<text:tab/>A<text:tab/>194.30.193.52</text:p>
      <text:p text:style-name="P4">smtp.hol.gr.<text:tab/><text:tab/>7175<text:tab/>IN<text:tab/>A<text:tab/>194.30.193.54</text:p>
      <text:p text:style-name="P4"/>
      <text:p text:style-name="P4">;; AUTHORITY SECTION:</text:p>
      <text:p text:style-name="P4">hol.gr.<text:tab/><text:tab/><text:tab/>7265<text:tab/>IN<text:tab/>NS<text:tab/>ns1.hol.gr.</text:p>
      <text:p text:style-name="P4">hol.gr.<text:tab/><text:tab/><text:tab/>7265<text:tab/>IN<text:tab/>NS<text:tab/>ns2.hol.gr.</text:p>
      <text:p text:style-name="P4">hol.gr.<text:tab/><text:tab/><text:tab/>7265<text:tab/>IN<text:tab/>NS<text:tab/>ns0.hol.gr.</text:p>
      <text:p text:style-name="P4"/>
      <text:p text:style-name="P4">;; ADDITIONAL SECTION:</text:p>
      <text:p text:style-name="P4">ns2.hol.gr.<text:tab/><text:tab/>2794<text:tab/>IN<text:tab/>A<text:tab/>194.30.220.118</text:p>
      <text:p text:style-name="P4">ns1.hol.gr.<text:tab/><text:tab/>2794<text:tab/>IN<text:tab/>A<text:tab/>194.30.220.119</text:p>
      <text:p text:style-name="P4">ns0.hol.gr.<text:tab/><text:tab/>2794<text:tab/>IN<text:tab/>A<text:tab/>194.30.220.110</text:p>
      <text:p text:style-name="P4"/>
      <text:p text:style-name="P4">;; Query time: 0 msec</text:p>
      <text:p text:style-name="P4">;; SERVER: 147.102.13.10#53(147.102.13.10)</text:p>
      <text:p text:style-name="P4">;; WHEN: Sat Jan 25 23:59:30 2014</text:p>
      <text:p text:style-name="P4">;; MSG SIZE <text:s/>rcvd: 163</text:p>
      <text:p text:style-name="P4"/>
      <text:p text:style-name="P4">;;;;;;;;;;;;;;;;;;;;;;;;;;;;; erotima 7 ;;;;;;;;;;;;;;;;;;;;;;;;;;;;;;;;</text:p>
      <text:p text:style-name="P4"/>
      <text:p text:style-name="P4">; &lt;&lt;&gt;&gt; DiG 9.6.2-P2 &lt;&lt;&gt;&gt; @dolly.netmode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18873</text:p>
      <text:p text:style-name="P4">;; flags: qr rd ra; QUERY: 1, ANSWER: 13, AUTHORITY: 0, ADDITIONAL: 13</text:p>
      <text:p text:style-name="P4"/>
      <text:p text:style-name="P4">;; QUESTION SECTION:</text:p>
      <text:p text:style-name="P4">;.<text:tab/><text:tab/><text:tab/><text:tab/>IN<text:tab/>NS</text:p>
      <text:p text:style-name="P4"/>
      <text:p text:style-name="P4">;; ANSWER SECTION:</text:p>
      <text:p text:style-name="P4">.<text:tab/><text:tab/><text:tab/>179937<text:tab/>IN<text:tab/>NS<text:tab/>f.root-servers.net.</text:p>
      <text:p text:style-name="P4">.<text:tab/><text:tab/><text:tab/>179937<text:tab/>IN<text:tab/>NS<text:tab/>j.root-servers.net.</text:p>
      <text:p text:style-name="P4">.<text:tab/><text:tab/><text:tab/>179937<text:tab/>IN<text:tab/>NS<text:tab/>c.root-servers.net.</text:p>
      <text:p text:style-name="P4">.<text:tab/><text:tab/><text:tab/>179937<text:tab/>IN<text:tab/>NS<text:tab/>h.root-servers.net.</text:p>
      <text:p text:style-name="P4">.<text:tab/><text:tab/><text:tab/>179937<text:tab/>IN<text:tab/>NS<text:tab/>m.root-servers.net.</text:p>
      <text:p text:style-name="P4">.<text:tab/><text:tab/><text:tab/>179937<text:tab/>IN<text:tab/>NS<text:tab/>e.root-servers.net.</text:p>
      <text:p text:style-name="P4">.<text:tab/><text:tab/><text:tab/>179937<text:tab/>IN<text:tab/>NS<text:tab/>a.root-servers.net.</text:p>
      <text:p text:style-name="P4">.<text:tab/><text:tab/><text:tab/>179937<text:tab/>IN<text:tab/>NS<text:tab/>g.root-servers.net.</text:p>
      <text:p text:style-name="P4">.<text:tab/><text:tab/><text:tab/>179937<text:tab/>IN<text:tab/>NS<text:tab/>l.root-servers.net.</text:p>
      <text:p text:style-name="P4">.<text:tab/><text:tab/><text:tab/>179937<text:tab/>IN<text:tab/>NS<text:tab/>i.root-servers.net.</text:p>
      <text:p text:style-name="P4">.<text:tab/><text:tab/><text:tab/>179937<text:tab/>IN<text:tab/>NS<text:tab/>b.root-servers.net.</text:p>
      <text:p text:style-name="P4">.<text:tab/><text:tab/><text:tab/>179937<text:tab/>IN<text:tab/>NS<text:tab/>k.root-servers.net.</text:p>
      <text:p text:style-name="P4">.<text:tab/><text:tab/><text:tab/>179937<text:tab/>IN<text:tab/>NS<text:tab/>d.root-servers.net.</text:p>
      <text:p text:style-name="P4"/>
      <text:p text:style-name="P4">;; ADDITIONAL SECTION:</text:p>
      <text:p text:style-name="P4"><text:soft-page-break/>i.root-servers.net.<text:tab/>296817<text:tab/>IN<text:tab/>A<text:tab/>192.36.148.17</text:p>
      <text:p text:style-name="P4">i.root-servers.net.<text:tab/>411474<text:tab/>IN<text:tab/>AAAA<text:tab/>2001:7fe::53</text:p>
      <text:p text:style-name="P4">c.root-servers.net.<text:tab/>296875<text:tab/>IN<text:tab/>A<text:tab/>192.33.4.12</text:p>
      <text:p text:style-name="P4">j.root-servers.net.<text:tab/>224454<text:tab/>IN<text:tab/>A<text:tab/>192.58.128.30</text:p>
      <text:p text:style-name="P4">j.root-servers.net.<text:tab/>411474<text:tab/>IN<text:tab/>AAAA<text:tab/>2001:503:c27::2:30</text:p>
      <text:p text:style-name="P4">h.root-servers.net.<text:tab/>296875<text:tab/>IN<text:tab/>A<text:tab/>128.63.2.53</text:p>
      <text:p text:style-name="P4">h.root-servers.net.<text:tab/>389917<text:tab/>IN<text:tab/>AAAA<text:tab/>2001:500:1::803f:235</text:p>
      <text:p text:style-name="P4">f.root-servers.net.<text:tab/>296617<text:tab/>IN<text:tab/>A<text:tab/>192.5.5.241</text:p>
      <text:p text:style-name="P4">f.root-servers.net.<text:tab/>407432<text:tab/>IN<text:tab/>AAAA<text:tab/>2001:500:2f::f</text:p>
      <text:p text:style-name="P4">l.root-servers.net.<text:tab/>296875<text:tab/>IN<text:tab/>A<text:tab/>199.7.83.42</text:p>
      <text:p text:style-name="P4">l.root-servers.net.<text:tab/>259307<text:tab/>IN<text:tab/>AAAA<text:tab/>2001:500:3::42</text:p>
      <text:p text:style-name="P4">b.root-servers.net.<text:tab/>296875<text:tab/>IN<text:tab/>A<text:tab/>192.228.79.201</text:p>
      <text:p text:style-name="P4">m.root-servers.net.<text:tab/>296875<text:tab/>IN<text:tab/>A<text:tab/>202.12.27.33</text:p>
      <text:p text:style-name="P4"/>
      <text:p text:style-name="P4">;; Query time: 0 msec</text:p>
      <text:p text:style-name="P4">;; SERVER: 147.102.13.10#53(147.102.13.10)</text:p>
      <text:p text:style-name="P4">;; WHEN: Sun Jan 26 00:01:03 2014</text:p>
      <text:p text:style-name="P4">;; MSG SIZE <text:s/>rcvd: 496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56657</text:p>
      <text:p text:style-name="P4">;; flags: qr rd ra; QUERY: 1, ANSWER: 0, AUTHORITY: 1, ADDITIONAL: 0</text:p>
      <text:p text:style-name="P4"/>
      <text:p text:style-name="P4">;; QUESTION SECTION:</text:p>
      <text:p text:style-name="P4">;gr.<text:tab/><text:tab/><text:tab/><text:tab/>IN<text:tab/>A</text:p>
      <text:p text:style-name="P4"/>
      <text:p text:style-name="P4">;; AUTHORITY SECTION:</text:p>
      <text:p text:style-name="P4">gr.<text:tab/><text:tab/><text:tab/>1773<text:tab/>IN<text:tab/>SOA<text:tab/>grdns.ics.forth.gr. hmaster-info.ics.forth.gr. 1401251894 3600 180 2592000 1800</text:p>
      <text:p text:style-name="P4"/>
      <text:p text:style-name="P4">;; Query time: 1 msec</text:p>
      <text:p text:style-name="P4">;; SERVER: 147.102.13.10#53(147.102.13.10)</text:p>
      <text:p text:style-name="P4">;; WHEN: Sun Jan 26 00:01:09 2014</text:p>
      <text:p text:style-name="P4">;; MSG SIZE <text:s/>rcvd: 85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45500</text:p>
      <text:p text:style-name="P4">;; flags: qr rd ra; QUERY: 1, ANSWER: 1, AUTHORITY: 5, ADDITIONAL: 10</text:p>
      <text:p text:style-name="P4"/>
      <text:p text:style-name="P4">;; QUESTION SECTION:</text:p>
      <text:p text:style-name="P4">;ntua.gr.<text:tab/><text:tab/><text:tab/>IN<text:tab/>A</text:p>
      <text:p text:style-name="P4"/>
      <text:p text:style-name="P4">;; ANSWER SECTION:</text:p>
      <text:p text:style-name="P4"><text:soft-page-break/>ntua.gr.<text:tab/><text:tab/>86400<text:tab/>IN<text:tab/>A<text:tab/>147.102.222.210</text:p>
      <text:p text:style-name="P4"/>
      <text:p text:style-name="P4">;; AUTHORITY SECTION:</text:p>
      <text:p text:style-name="P4">ntua.gr.<text:tab/><text:tab/>53344<text:tab/>IN<text:tab/>NS<text:tab/>ulysses.noc.ntua.gr.</text:p>
      <text:p text:style-name="P4">ntua.gr.<text:tab/><text:tab/>53344<text:tab/>IN<text:tab/>NS<text:tab/>sns1.grnet.gr.</text:p>
      <text:p text:style-name="P4">ntua.gr.<text:tab/><text:tab/>53344<text:tab/>IN<text:tab/>NS<text:tab/>diomedes.noc.ntua.gr.</text:p>
      <text:p text:style-name="P4">ntua.gr.<text:tab/><text:tab/>53344<text:tab/>IN<text:tab/>NS<text:tab/>achilles.noc.ntua.gr.</text:p>
      <text:p text:style-name="P4">ntua.gr.<text:tab/><text:tab/>53344<text:tab/>IN<text:tab/>NS<text:tab/>sns0.grnet.gr.</text:p>
      <text:p text:style-name="P4"/>
      <text:p text:style-name="P4">;; ADDITIONAL SECTION:</text:p>
      <text:p text:style-name="P4">sns0.grnet.gr.<text:tab/><text:tab/>45705<text:tab/>IN<text:tab/>A<text:tab/>83.212.5.18</text:p>
      <text:p text:style-name="P4">sns0.grnet.gr.<text:tab/><text:tab/>111<text:tab/>IN<text:tab/>AAAA<text:tab/>2001:648:2ffc:111::2</text:p>
      <text:p text:style-name="P4">ulysses.noc.ntua.gr.<text:tab/>34929<text:tab/>IN<text:tab/>A<text:tab/>147.102.222.230</text:p>
      <text:p text:style-name="P4">ulysses.noc.ntua.gr.<text:tab/>63766<text:tab/>IN<text:tab/>AAAA<text:tab/>2001:648:2000:de::230</text:p>
      <text:p text:style-name="P4">diomedes.noc.ntua.gr.<text:tab/>71957<text:tab/>IN<text:tab/>A<text:tab/>147.102.222.220</text:p>
      <text:p text:style-name="P4">diomedes.noc.ntua.gr.<text:tab/>32447<text:tab/>IN<text:tab/>AAAA<text:tab/>2001:648:2000:de::220</text:p>
      <text:p text:style-name="P4">achilles.noc.ntua.gr.<text:tab/>75985<text:tab/>IN<text:tab/>A<text:tab/>147.102.222.210</text:p>
      <text:p text:style-name="P4">achilles.noc.ntua.gr.<text:tab/>43807<text:tab/>IN<text:tab/>AAAA<text:tab/>2001:648:2000:de::210</text:p>
      <text:p text:style-name="P4">sns1.grnet.gr.<text:tab/><text:tab/>45705<text:tab/>IN<text:tab/>A<text:tab/>83.212.5.22</text:p>
      <text:p text:style-name="P4">sns1.grnet.gr.<text:tab/><text:tab/>69898<text:tab/>IN<text:tab/>AAAA<text:tab/>2001:648:2ffc:112::2</text:p>
      <text:p text:style-name="P4"/>
      <text:p text:style-name="P4">;; Query time: 4 msec</text:p>
      <text:p text:style-name="P4">;; SERVER: 147.102.13.10#53(147.102.13.10)</text:p>
      <text:p text:style-name="P4">;; WHEN: Sun Jan 26 00:01:19 2014</text:p>
      <text:p text:style-name="P4">;; MSG SIZE <text:s/>rcvd: 377</text:p>
      <text:p text:style-name="P4"/>
      <text:p text:style-name="P4"/>
      <text:p text:style-name="P4">;;;;;;;;;;;;;;;;;;;;;;;;;;;;;;;;;;;;;;;;;;;;;;;;;;;;;;;;;;;;;;</text:p>
      <text:p text:style-name="P4">; &lt;&lt;&gt;&gt; DiG 9.6.2-P2 &lt;&lt;&gt;&gt; @dolly.netmode.ntua.gr netmode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8408</text:p>
      <text:p text:style-name="P4">;; flags: qr aa rd ra; QUERY: 1, ANSWER: 1, AUTHORITY: 3, ADDITIONAL: 5</text:p>
      <text:p text:style-name="P4"/>
      <text:p text:style-name="P4">;; QUESTION SECTION:</text:p>
      <text:p text:style-name="P4">;netmode.ntua.gr.<text:tab/><text:tab/>IN<text:tab/>A</text:p>
      <text:p text:style-name="P4"/>
      <text:p text:style-name="P4">;; ANSWER SECTION:</text:p>
      <text:p text:style-name="P4">netmode.ntua.gr.<text:tab/>86400<text:tab/>IN<text:tab/>A<text:tab/>147.102.13.10</text:p>
      <text:p text:style-name="P4"/>
      <text:p text:style-name="P4">;; AUTHORITY SECTION:</text:p>
      <text:p text:style-name="P4">netmode.ntua.gr.<text:tab/>86400<text:tab/>IN<text:tab/>NS<text:tab/>ulysses.noc.ntua.gr.</text:p>
      <text:p text:style-name="P4">netmode.ntua.gr.<text:tab/>86400<text:tab/>IN<text:tab/>NS<text:tab/>dolly.netmode.ece.ntua.gr.</text:p>
      <text:p text:style-name="P4">netmode.ntua.gr.<text:tab/>86400<text:tab/>IN<text:tab/>NS<text:tab/>achill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916<text:tab/>IN<text:tab/>A<text:tab/>147.102.222.230</text:p>
      <text:p text:style-name="P4">ulysses.noc.ntua.gr.<text:tab/>63753<text:tab/>IN<text:tab/>AAAA<text:tab/>2001:648:2000:de::230</text:p>
      <text:p text:style-name="P4">achilles.noc.ntua.gr.<text:tab/>75972<text:tab/>IN<text:tab/>A<text:tab/>147.102.222.210</text:p>
      <text:p text:style-name="P4">achilles.noc.ntua.gr.<text:tab/>43794<text:tab/>IN<text:tab/>AAAA<text:tab/>2001:648:2000:de::210</text:p>
      <text:p text:style-name="P4"/>
      <text:p text:style-name="P4"><text:soft-page-break/>;; Query time: 0 msec</text:p>
      <text:p text:style-name="P4">;; SERVER: 147.102.13.10#53(147.102.13.10)</text:p>
      <text:p text:style-name="P4">;; WHEN: Sun Jan 26 00:01:32 2014</text:p>
      <text:p text:style-name="P4">;; MSG SIZE <text:s/>rcvd: 234</text:p>
      <text:p text:style-name="P4"/>
      <text:p text:style-name="P4"/>
      <text:p text:style-name="P4">;;;;;;;;;;;;;;;;;;; b ;;;;;;;;;;;;;;;;;;;;;;;;;;;;;;;;;;;;;</text:p>
      <text:p text:style-name="P4">; &lt;&lt;&gt;&gt; DiG 9.6.2-P2 &lt;&lt;&gt;&gt; +trace netmode.ntua.gr</text:p>
      <text:p text:style-name="P4">;; global options: +cmd</text:p>
      <text:p text:style-name="P4">.<text:tab/><text:tab/><text:tab/>179891<text:tab/>IN<text:tab/>NS<text:tab/>e.root-servers.net.</text:p>
      <text:p text:style-name="P4">.<text:tab/><text:tab/><text:tab/>179891<text:tab/>IN<text:tab/>NS<text:tab/>j.root-servers.net.</text:p>
      <text:p text:style-name="P4">.<text:tab/><text:tab/><text:tab/>179891<text:tab/>IN<text:tab/>NS<text:tab/>a.root-servers.net.</text:p>
      <text:p text:style-name="P4">.<text:tab/><text:tab/><text:tab/>179891<text:tab/>IN<text:tab/>NS<text:tab/>f.root-servers.net.</text:p>
      <text:p text:style-name="P4">.<text:tab/><text:tab/><text:tab/>179891<text:tab/>IN<text:tab/>NS<text:tab/>g.root-servers.net.</text:p>
      <text:p text:style-name="P4">.<text:tab/><text:tab/><text:tab/>179891<text:tab/>IN<text:tab/>NS<text:tab/>b.root-servers.net.</text:p>
      <text:p text:style-name="P4">.<text:tab/><text:tab/><text:tab/>179891<text:tab/>IN<text:tab/>NS<text:tab/>c.root-servers.net.</text:p>
      <text:p text:style-name="P4">.<text:tab/><text:tab/><text:tab/>179891<text:tab/>IN<text:tab/>NS<text:tab/>i.root-servers.net.</text:p>
      <text:p text:style-name="P4">.<text:tab/><text:tab/><text:tab/>179891<text:tab/>IN<text:tab/>NS<text:tab/>k.root-servers.net.</text:p>
      <text:p text:style-name="P4">.<text:tab/><text:tab/><text:tab/>179891<text:tab/>IN<text:tab/>NS<text:tab/>m.root-servers.net.</text:p>
      <text:p text:style-name="P4">.<text:tab/><text:tab/><text:tab/>179891<text:tab/>IN<text:tab/>NS<text:tab/>l.root-servers.net.</text:p>
      <text:p text:style-name="P4">.<text:tab/><text:tab/><text:tab/>179891<text:tab/>IN<text:tab/>NS<text:tab/>d.root-servers.net.</text:p>
      <text:p text:style-name="P4">.<text:tab/><text:tab/><text:tab/>179891<text:tab/>IN<text:tab/>NS<text:tab/>h.root-servers.net.</text:p>
      <text:p text:style-name="P4">;; Received 496 bytes from 147.102.13.10#53(147.102.13.10) in 1 ms</text:p>
      <text:p text:style-name="P4"/>
      <text:p text:style-name="P4">gr.<text:tab/><text:tab/><text:tab/>172800<text:tab/>IN<text:tab/>NS<text:tab/>gr-ix.ics.forth.gr.</text:p>
      <text:p text:style-name="P4">gr.<text:tab/><text:tab/><text:tab/>172800<text:tab/>IN<text:tab/>NS<text:tab/>gr-m.ics.forth.gr.</text:p>
      <text:p text:style-name="P4">gr.<text:tab/><text:tab/><text:tab/>172800<text:tab/>IN<text:tab/>NS<text:tab/>grdns.ics.forth.gr.</text:p>
      <text:p text:style-name="P4">gr.<text:tab/><text:tab/><text:tab/>172800<text:tab/>IN<text:tab/>NS<text:tab/>gr-at.ics.forth.gr.</text:p>
      <text:p text:style-name="P4">gr.<text:tab/><text:tab/><text:tab/>172800<text:tab/>IN<text:tab/>NS<text:tab/>grdns-de.denic.de.</text:p>
      <text:p text:style-name="P4">gr.<text:tab/><text:tab/><text:tab/>172800<text:tab/>IN<text:tab/>NS<text:tab/>estia.ics.forth.gr.</text:p>
      <text:p text:style-name="P4">gr.<text:tab/><text:tab/><text:tab/>172800<text:tab/>IN<text:tab/>NS<text:tab/>gr-br.ics.forth.gr.</text:p>
      <text:p text:style-name="P4">gr.<text:tab/><text:tab/><text:tab/>172800<text:tab/>IN<text:tab/>NS<text:tab/>gr-us.ics.forth.gr.</text:p>
      <text:p text:style-name="P4">;; Received 453 bytes from 192.228.79.201#53(b.root-servers.net) in 212 ms</text:p>
      <text:p text:style-name="P4"/>
      <text:p text:style-name="P4">ntua.gr.<text:tab/><text:tab/>10800<text:tab/>IN<text:tab/>NS<text:tab/>achilles.noc.ntua.gr.</text:p>
      <text:p text:style-name="P4">ntua.gr.<text:tab/><text:tab/>10800<text:tab/>IN<text:tab/>NS<text:tab/>sns0.grnet.gr.</text:p>
      <text:p text:style-name="P4">ntua.gr.<text:tab/><text:tab/>10800<text:tab/>IN<text:tab/>NS<text:tab/>sns1.grnet.gr.</text:p>
      <text:p text:style-name="P4">ntua.gr.<text:tab/><text:tab/>10800<text:tab/>IN<text:tab/>NS<text:tab/>ulysses.noc.ntua.gr.</text:p>
      <text:p text:style-name="P4">ntua.gr.<text:tab/><text:tab/>10800<text:tab/>IN<text:tab/>NS<text:tab/>diomedes.noc.ntua.gr.</text:p>
      <text:p text:style-name="P4">;; Received 197 bytes from 139.91.191.3#53(estia.ics.forth.gr) in 7 ms</text:p>
      <text:p text:style-name="P4"/>
      <text:p text:style-name="P4">netmode.ntua.gr.<text:tab/>86400<text:tab/>IN<text:tab/>A<text:tab/>147.102.13.10</text:p>
      <text:p text:style-name="P4">netmode.ntua.gr.<text:tab/>86400<text:tab/>IN<text:tab/>NS<text:tab/>dolly.netmode.ece.ntua.gr.</text:p>
      <text:p text:style-name="P4">netmode.ntua.gr.<text:tab/>86400<text:tab/>IN<text:tab/>NS<text:tab/>achilles.noc.ntua.gr.</text:p>
      <text:p text:style-name="P4">netmode.ntua.gr.<text:tab/>86400<text:tab/>IN<text:tab/>NS<text:tab/>ulysses.noc.ntua.gr.</text:p>
      <text:p text:style-name="P4">;; Received 234 bytes from 147.102.222.210#53(achilles.noc.ntua.gr) in 0 ms</text:p>
      <text:p text:style-name="P4"/>
      <text:p text:style-name="P4">;;;;;;;;;;;;;;;;;;;;;;;;;;;;;; erotima 8 ;;;;;;;;;;;;;;;;;;;;;;;;;;</text:p>
      <text:p text:style-name="P4"/>
      <text:p text:style-name="P4">; &lt;&lt;&gt;&gt; DiG 9.6.2-P2 &lt;&lt;&gt;&gt; @dolly.netmode.ntua.gr space.netmode.ece.ntua.gr A</text:p>
      <text:p text:style-name="P4">; (1 server found)</text:p>
      <text:p text:style-name="P4">;; global options: +cmd</text:p>
      <text:p text:style-name="P4">;; Got answer:</text:p>
      <text:p text:style-name="P4"><text:soft-page-break/>;; -&gt;&gt;HEADER&lt;&lt;- opcode: QUERY, status: NOERROR, id: 17848</text:p>
      <text:p text:style-name="P4">;; flags: qr aa rd ra; QUERY: 1, ANSWER: 1, AUTHORITY: 3, ADDITIONAL: 5</text:p>
      <text:p text:style-name="P4"/>
      <text:p text:style-name="P4">;; QUESTION SECTION:</text:p>
      <text:p text:style-name="P4">;space.netmode.ece.ntua.gr.<text:tab/>IN<text:tab/>A</text:p>
      <text:p text:style-name="P4"/>
      <text:p text:style-name="P4">;; ANSWER SECTION:</text:p>
      <text:p text:style-name="P4">space.netmode.ece.ntua.gr. 86400 IN<text:tab/>A<text:tab/>147.102.13.248</text:p>
      <text:p text:style-name="P4"/>
      <text:p text:style-name="P4">;; AUTHORITY SECTION:</text:p>
      <text:p text:style-name="P4">netmode.ece.ntua.gr.<text:tab/>86400<text:tab/>IN<text:tab/>NS<text:tab/>achilles.noc.ntua.gr.</text:p>
      <text:p text:style-name="P4">netmode.ece.ntua.gr.<text:tab/>86400<text:tab/>IN<text:tab/>NS<text:tab/>dolly.netmode.ece.ntua.gr.</text:p>
      <text:p text:style-name="P4">netmode.ece.ntua.gr.<text:tab/>86400<text:tab/>IN<text:tab/>NS<text:tab/>ulyss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795<text:tab/>IN<text:tab/>A<text:tab/>147.102.222.230</text:p>
      <text:p text:style-name="P4">ulysses.noc.ntua.gr.<text:tab/>63632<text:tab/>IN<text:tab/>AAAA<text:tab/>2001:648:2000:de::230</text:p>
      <text:p text:style-name="P4">achilles.noc.ntua.gr.<text:tab/>75851<text:tab/>IN<text:tab/>A<text:tab/>147.102.222.210</text:p>
      <text:p text:style-name="P4">achilles.noc.ntua.gr.<text:tab/>43673<text:tab/>IN<text:tab/>AAAA<text:tab/>2001:648:2000:de::210</text:p>
      <text:p text:style-name="P4"/>
      <text:p text:style-name="P4">;; Query time: 1 msec</text:p>
      <text:p text:style-name="P4">;; SERVER: 147.102.13.10#53(147.102.13.10)</text:p>
      <text:p text:style-name="P4">;; WHEN: Sun Jan 26 00:03:33 2014</text:p>
      <text:p text:style-name="P4">;; MSG SIZE <text:s/>rcvd: 232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space.netmode.ece.ntua.gr A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4441</text:p>
      <text:p text:style-name="P4">;; flags: qr aa rd ra; QUERY: 1, ANSWER: 1, AUTHORITY: 3, ADDITIONAL: 5</text:p>
      <text:p text:style-name="P4"/>
      <text:p text:style-name="P4">;; QUESTION SECTION:</text:p>
      <text:p text:style-name="P4">;space.netmode.ece.ntua.gr.<text:tab/>IN<text:tab/>A</text:p>
      <text:p text:style-name="P4"/>
      <text:p text:style-name="P4">;; ANSWER SECTION:</text:p>
      <text:p text:style-name="P4">space.netmode.ece.ntua.gr. 86400 IN<text:tab/>A<text:tab/>147.102.13.248</text:p>
      <text:p text:style-name="P4"/>
      <text:p text:style-name="P4">;; AUTHORITY SECTION:</text:p>
      <text:p text:style-name="P4">netmode.ece.ntua.gr.<text:tab/>86400<text:tab/>IN<text:tab/>NS<text:tab/>dolly.netmode.ece.ntua.gr.</text:p>
      <text:p text:style-name="P4">netmode.ece.ntua.gr.<text:tab/>86400<text:tab/>IN<text:tab/>NS<text:tab/>achilles.noc.ntua.gr.</text:p>
      <text:p text:style-name="P4">netmode.ece.ntua.gr.<text:tab/>86400<text:tab/>IN<text:tab/>NS<text:tab/>ulysses.noc.ntua.gr.</text:p>
      <text:p text:style-name="P4"/>
      <text:p text:style-name="P4">;; ADDITIONAL SECTION:</text:p>
      <text:p text:style-name="P4">dolly.netmode.ece.ntua.gr. 86400 IN<text:tab/>A<text:tab/>147.102.13.10</text:p>
      <text:p text:style-name="P4">ulysses.noc.ntua.gr.<text:tab/>34783<text:tab/>IN<text:tab/>A<text:tab/>147.102.222.230</text:p>
      <text:p text:style-name="P4">ulysses.noc.ntua.gr.<text:tab/>63620<text:tab/>IN<text:tab/>AAAA<text:tab/>2001:648:2000:de::230</text:p>
      <text:p text:style-name="P4">achilles.noc.ntua.gr.<text:tab/>75839<text:tab/>IN<text:tab/>A<text:tab/>147.102.222.210</text:p>
      <text:p text:style-name="P4">achilles.noc.ntua.gr.<text:tab/>43661<text:tab/>IN<text:tab/>AAAA<text:tab/>2001:648:2000:de::210</text:p>
      <text:p text:style-name="P4"/>
      <text:p text:style-name="P4"><text:soft-page-break/>;; Query time: 0 msec</text:p>
      <text:p text:style-name="P4">;; SERVER: 147.102.13.10#53(147.102.13.10)</text:p>
      <text:p text:style-name="P4">;; WHEN: Sun Jan 26 00:03:45 2014</text:p>
      <text:p text:style-name="P4">;; MSG SIZE <text:s/>rcvd: 232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achilles.noc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7981</text:p>
      <text:p text:style-name="P4">;; flags: qr rd ra; QUERY: 1, ANSWER: 1, AUTHORITY: 3, ADDITIONAL: 5</text:p>
      <text:p text:style-name="P4"/>
      <text:p text:style-name="P4">;; QUESTION SECTION:</text:p>
      <text:p text:style-name="P4">;achilles.noc.ntua.gr.<text:tab/><text:tab/>IN<text:tab/>A</text:p>
      <text:p text:style-name="P4"/>
      <text:p text:style-name="P4">;; ANSWER SECTION:</text:p>
      <text:p text:style-name="P4">achilles.noc.ntua.gr.<text:tab/>75809<text:tab/>IN<text:tab/>A<text:tab/>147.102.222.210</text:p>
      <text:p text:style-name="P4"/>
      <text:p text:style-name="P4">;; AUTHORITY SECTION:</text:p>
      <text:p text:style-name="P4">noc.ntua.gr.<text:tab/><text:tab/>65187<text:tab/>IN<text:tab/>NS<text:tab/>diomedes.noc.ntua.gr.</text:p>
      <text:p text:style-name="P4">noc.ntua.gr.<text:tab/><text:tab/>65187<text:tab/>IN<text:tab/>NS<text:tab/>ulysses.noc.ntua.gr.</text:p>
      <text:p text:style-name="P4">noc.ntua.gr.<text:tab/><text:tab/>65187<text:tab/>IN<text:tab/>NS<text:tab/>achilles.noc.ntua.gr.</text:p>
      <text:p text:style-name="P4"/>
      <text:p text:style-name="P4">;; ADDITIONAL SECTION:</text:p>
      <text:p text:style-name="P4">achilles.noc.ntua.gr.<text:tab/>43631<text:tab/>IN<text:tab/>AAAA<text:tab/>2001:648:2000:de::210</text:p>
      <text:p text:style-name="P4">diomedes.noc.ntua.gr.<text:tab/>71781<text:tab/>IN<text:tab/>A<text:tab/>147.102.222.220</text:p>
      <text:p text:style-name="P4">diomedes.noc.ntua.gr.<text:tab/>32271<text:tab/>IN<text:tab/>AAAA<text:tab/>2001:648:2000:de::220</text:p>
      <text:p text:style-name="P4">ulysses.noc.ntua.gr.<text:tab/>34753<text:tab/>IN<text:tab/>A<text:tab/>147.102.222.230</text:p>
      <text:p text:style-name="P4">ulysses.noc.ntua.gr.<text:tab/>63590<text:tab/>IN<text:tab/>AAAA<text:tab/>2001:648:2000:de::230</text:p>
      <text:p text:style-name="P4"/>
      <text:p text:style-name="P4">;; Query time: 0 msec</text:p>
      <text:p text:style-name="P4">;; SERVER: 147.102.13.10#53(147.102.13.10)</text:p>
      <text:p text:style-name="P4">;; WHEN: Sun Jan 26 00:04:15 2014</text:p>
      <text:p text:style-name="P4">;; MSG SIZE <text:s/>rcvd: 229</text:p>
      <text:p text:style-name="P4"/>
      <text:p text:style-name="P4"/>
      <text:p text:style-name="P4">;;;;;;;;;;;;;;;;;;;;;;;;;;;;;;;;;;;;;;;;;;;;;;;;;;;;;;;;;;;;;</text:p>
      <text:p text:style-name="P4">; &lt;&lt;&gt;&gt; DiG 9.6.2-P2 &lt;&lt;&gt;&gt; @dolly.netmode.ntua.gr achilles.noc.ntua.gr</text:p>
      <text:p text:style-name="P4">; (1 server found)</text:p>
      <text:p text:style-name="P4">;; global options: +cmd</text:p>
      <text:p text:style-name="P4">;; Got answer:</text:p>
      <text:p text:style-name="P4">;; -&gt;&gt;HEADER&lt;&lt;- opcode: QUERY, status: NOERROR, id: 25073</text:p>
      <text:p text:style-name="P4">;; flags: qr rd ra; QUERY: 1, ANSWER: 1, AUTHORITY: 3, ADDITIONAL: 5</text:p>
      <text:p text:style-name="P4"/>
      <text:p text:style-name="P4">;; QUESTION SECTION:</text:p>
      <text:p text:style-name="P4">;achilles.noc.ntua.gr.<text:tab/><text:tab/>IN<text:tab/>A</text:p>
      <text:p text:style-name="P4"/>
      <text:p text:style-name="P4">;; ANSWER SECTION:</text:p>
      <text:p text:style-name="P4">achilles.noc.ntua.gr.<text:tab/>75795<text:tab/>IN<text:tab/>A<text:tab/>147.102.222.210</text:p>
      <text:p text:style-name="P4"/>
      <text:p text:style-name="P4">;; AUTHORITY SECTION:</text:p>
      <text:p text:style-name="P4"><text:soft-page-break/>noc.ntua.gr.<text:tab/><text:tab/>65173<text:tab/>IN<text:tab/>NS<text:tab/>achilles.noc.ntua.gr.</text:p>
      <text:p text:style-name="P4">noc.ntua.gr.<text:tab/><text:tab/>65173<text:tab/>IN<text:tab/>NS<text:tab/>ulysses.noc.ntua.gr.</text:p>
      <text:p text:style-name="P4">noc.ntua.gr.<text:tab/><text:tab/>65173<text:tab/>IN<text:tab/>NS<text:tab/>diomedes.noc.ntua.gr.</text:p>
      <text:p text:style-name="P4"/>
      <text:p text:style-name="P4">;; ADDITIONAL SECTION:</text:p>
      <text:p text:style-name="P4">achilles.noc.ntua.gr.<text:tab/>43617<text:tab/>IN<text:tab/>AAAA<text:tab/>2001:648:2000:de::210</text:p>
      <text:p text:style-name="P4">diomedes.noc.ntua.gr.<text:tab/>71767<text:tab/>IN<text:tab/>A<text:tab/>147.102.222.220</text:p>
      <text:p text:style-name="P4">diomedes.noc.ntua.gr.<text:tab/>32257<text:tab/>IN<text:tab/>AAAA<text:tab/>2001:648:2000:de::220</text:p>
      <text:p text:style-name="P4">ulysses.noc.ntua.gr.<text:tab/>34739<text:tab/>IN<text:tab/>A<text:tab/>147.102.222.230</text:p>
      <text:p text:style-name="P4">ulysses.noc.ntua.gr.<text:tab/>63576<text:tab/>IN<text:tab/>AAAA<text:tab/>2001:648:2000:de::230</text:p>
      <text:p text:style-name="P4"/>
      <text:p text:style-name="P4">;; Query time: 0 msec</text:p>
      <text:p text:style-name="P4">;; SERVER: 147.102.13.10#53(147.102.13.10)</text:p>
      <text:p text:style-name="P4">;; WHEN: Sun Jan 26 00:04:29 2014</text:p>
      <text:p text:style-name="P4">;; MSG SIZE <text:s/>rcvd: 229</text:p>
      <text:p text:style-name="P4"/>
      <text:p text:style-name="P4">;;;;;;;;;;;;;;;;;;;;;;;;;;;;;;;;;;;;;;;;;;;;;;;;;;;;;;;;;;;;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Narrow" svg:font-family="'Arial Narrow'" style:font-family-generic="swiss"/>
    <style:font-face style:name="CMU Typewriter Text" svg:font-family="'CMU Typewriter Text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6:07:42.451851978</meta:creation-date>
    <dc:date>2014-01-27T21:02:22.419554667</dc:date>
    <meta:editing-duration>PT4H14M40S</meta:editing-duration>
    <meta:editing-cycles>12</meta:editing-cycles>
    <meta:generator>LibreOffice/4.1.4.2$Linux_X86_64 LibreOffice_project/410m0$Build-2</meta:generator>
    <meta:document-statistic meta:table-count="0" meta:image-count="0" meta:object-count="0" meta:page-count="12" meta:paragraph-count="452" meta:word-count="2557" meta:character-count="20385" meta:non-whitespace-character-count="17852"/>
  </office:meta>
</office:document-meta>
</file>